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svg:stroke-width="0.06cm" svg:stroke-color="#dbdbce" draw:fill="none" draw:fill-color="#ffffff" fo:padding-top="-0.02cm" fo:padding-bottom="-0.02cm" fo:padding-left="-0.02cm" fo:padding-right="-0.02cm"/>
    </style:style>
    <style:style style:name="gr6" style:family="graphic" style:parent-style-name="standard">
      <style:graphic-properties svg:stroke-width="0.06cm" svg:stroke-color="#494936" draw:fill="none" draw:fill-color="#ffffff" fo:padding-top="-0.02cm" fo:padding-bottom="-0.02cm" fo:padding-left="-0.02cm" fo:padding-right="-0.02cm"/>
    </style:style>
    <style:style style:name="gr7" style:family="graphic" style:parent-style-name="standard">
      <style:graphic-properties svg:stroke-width="0.089cm" svg:stroke-color="#626248" draw:fill="none" draw:fill-color="#ffffff" fo:padding-top="-0.005cm" fo:padding-bottom="-0.005cm" fo:padding-left="-0.005cm" fo:padding-right="-0.005cm"/>
    </style:style>
  </office:automatic-styles>
  <office:body>
    <office:drawing>
      <draw:page draw:name="page1" draw:style-name="dp1" draw:master-page-name="Default">
        <draw:g>
          <draw:glue-point draw:id="4" svg:x="-3.317cm" svg:y="-5cm"/>
          <draw:glue-point draw:id="5" svg:x="5cm" svg:y="-5cm"/>
          <draw:glue-point draw:id="6" svg:x="0.842cm" svg:y="-5cm"/>
          <draw:glue-point draw:id="7" svg:x="-5cm" svg:y="5cm"/>
          <draw:glue-point draw:id="8" svg:x="3.32cm" svg:y="5cm"/>
          <draw:glue-point draw:id="9" svg:x="-0.84cm" svg:y="5cm"/>
          <draw:glue-point draw:id="10" svg:x="-5cm" svg:y="-3.762cm"/>
          <draw:glue-point draw:id="11" svg:x="-5cm" svg:y="0.618cm"/>
          <draw:glue-point draw:id="12" svg:x="-5cm" svg:y="2.714cm"/>
          <draw:glue-point draw:id="13" svg:x="5cm" svg:y="3.762cm"/>
          <draw:glue-point draw:id="14" svg:x="5cm" svg:y="-0.619cm"/>
          <draw:glue-point draw:id="15" svg:x="-0.454cm" svg:y="0.247cm"/>
          <draw:polygon draw:style-name="gr1" draw:layer="layout" svg:width="1.465cm" svg:height="0.248cm" svg:x="0cm" svg:y="0cm" svg:viewBox="0 0 1466 249" draw:points="246,0 0,249 1219,249 1466,0">
            <text:p/>
          </draw:polygon>
          <draw:line draw:style-name="gr2" draw:layer="layout" svg:x1="0.248cm" svg:y1="0cm" svg:x2="0cm" svg:y2="0.249cm">
            <text:p/>
          </draw:line>
          <draw:line draw:style-name="gr2" draw:layer="layout" svg:x1="0cm" svg:y1="0.248cm" svg:x2="1.22cm" svg:y2="0.248cm">
            <text:p/>
          </draw:line>
          <draw:line draw:style-name="gr2" draw:layer="layout" svg:x1="1.219cm" svg:y1="0.249cm" svg:x2="1.466cm" svg:y2="0cm">
            <text:p/>
          </draw:line>
          <draw:line draw:style-name="gr2" draw:layer="layout" svg:x1="1.467cm" svg:y1="0cm" svg:x2="0.247cm" svg:y2="0cm">
            <text:p/>
          </draw:line>
          <draw:polygon draw:style-name="gr3" draw:layer="layout" svg:width="1.219cm" svg:height="0.928cm" svg:x="0cm" svg:y="1.072cm" svg:viewBox="0 0 1220 929" draw:points="0,929 0,0 1220,0 1220,929">
            <text:p/>
          </draw:polygon>
          <draw:line draw:style-name="gr2" draw:layer="layout" svg:x1="0cm" svg:y1="2.001cm" svg:x2="0cm" svg:y2="1.072cm">
            <text:p/>
          </draw:line>
          <draw:line draw:style-name="gr2" draw:layer="layout" svg:x1="0cm" svg:y1="1.072cm" svg:x2="1.22cm" svg:y2="1.072cm">
            <text:p/>
          </draw:line>
          <draw:line draw:style-name="gr2" draw:layer="layout" svg:x1="1.219cm" svg:y1="1.072cm" svg:x2="1.219cm" svg:y2="2.001cm">
            <text:p/>
          </draw:line>
          <draw:line draw:style-name="gr2" draw:layer="layout" svg:x1="1.22cm" svg:y1="2cm" svg:x2="0cm" svg:y2="2cm">
            <text:p/>
          </draw:line>
          <draw:polygon draw:style-name="gr4" draw:layer="layout" svg:width="0.246cm" svg:height="2cm" svg:x="1.219cm" svg:y="0cm" svg:viewBox="0 0 247 2001" draw:points="247,1753 0,2001 0,247 247,0">
            <text:p/>
          </draw:polygon>
          <draw:line draw:style-name="gr2" draw:layer="layout" svg:x1="1.466cm" svg:y1="1.752cm" svg:x2="1.219cm" svg:y2="2.001cm">
            <text:p/>
          </draw:line>
          <draw:line draw:style-name="gr2" draw:layer="layout" svg:x1="1.219cm" svg:y1="2.001cm" svg:x2="1.219cm" svg:y2="0.248cm">
            <text:p/>
          </draw:line>
          <draw:line draw:style-name="gr2" draw:layer="layout" svg:x1="1.219cm" svg:y1="0.249cm" svg:x2="1.466cm" svg:y2="0cm">
            <text:p/>
          </draw:line>
          <draw:line draw:style-name="gr2" draw:layer="layout" svg:x1="1.465cm" svg:y1="0cm" svg:x2="1.465cm" svg:y2="1.753cm">
            <text:p/>
          </draw:line>
          <draw:polygon draw:style-name="gr3" draw:layer="layout" svg:width="1.219cm" svg:height="0.825cm" svg:x="0cm" svg:y="0.248cm" svg:viewBox="0 0 1220 826" draw:points="0,826 0,0 1220,0 1220,826">
            <text:p/>
          </draw:polygon>
          <draw:line draw:style-name="gr2" draw:layer="layout" svg:x1="0cm" svg:y1="1.074cm" svg:x2="0cm" svg:y2="0.248cm">
            <text:p/>
          </draw:line>
          <draw:line draw:style-name="gr2" draw:layer="layout" svg:x1="0cm" svg:y1="0.248cm" svg:x2="1.22cm" svg:y2="0.248cm">
            <text:p/>
          </draw:line>
          <draw:line draw:style-name="gr2" draw:layer="layout" svg:x1="1.219cm" svg:y1="0.248cm" svg:x2="1.219cm" svg:y2="1.074cm">
            <text:p/>
          </draw:line>
          <draw:line draw:style-name="gr2" draw:layer="layout" svg:x1="1.22cm" svg:y1="1.072cm" svg:x2="0cm" svg:y2="1.072cm">
            <text:p/>
          </draw:line>
          <draw:line draw:style-name="gr5" draw:layer="layout" svg:x1="0.014cm" svg:y1="1.086cm" svg:x2="1.214cm" svg:y2="1.086cm">
            <text:p/>
          </draw:line>
          <draw:line draw:style-name="gr6" draw:layer="layout" svg:x1="0.014cm" svg:y1="1.072cm" svg:x2="1.214cm" svg:y2="1.072cm">
            <text:p/>
          </draw:line>
          <draw:line draw:style-name="gr7" draw:layer="layout" svg:x1="0.096cm" svg:y1="1.519cm" svg:x2="0.48cm" svg:y2="1.519cm">
            <text:p/>
          </draw:line>
          <draw:line draw:style-name="gr7" draw:layer="layout" svg:x1="0.096cm" svg:y1="1.608cm" svg:x2="0.48cm" svg:y2="1.608cm">
            <text:p/>
          </draw:line>
          <draw:line draw:style-name="gr7" draw:layer="layout" svg:x1="0.096cm" svg:y1="1.704cm" svg:x2="0.48cm" svg:y2="1.704cm">
            <text:p/>
          </draw:line>
          <draw:line draw:style-name="gr7" draw:layer="layout" svg:x1="0.096cm" svg:y1="1.801cm" svg:x2="0.48cm" svg:y2="1.801cm">
            <text:p/>
          </draw:line>
          <draw:line draw:style-name="gr7" draw:layer="layout" svg:x1="0.096cm" svg:y1="1.897cm" svg:x2="0.48cm" svg:y2="1.8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lass 4/5 switch</dc:title>
    <meta:creation-date>2011-02-07T16:34:49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